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Liberation Serif" style:text-underline-style="solid" style:text-underline-width="auto" style:text-underline-color="font-color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808080" loext:opacity="100%"/>
    </style:style>
    <style:style style:name="P4" style:family="paragraph" style:parent-style-name="Standard">
      <style:text-properties style:font-name="Nimbus Mono PS"/>
    </style:style>
    <style:style style:name="P5" style:family="paragraph" style:parent-style-name="Text_20_body" style:list-style-name="L1"/>
    <style:style style:name="T1" style:family="text">
      <style:text-properties style:font-name="Liberation Serif"/>
    </style:style>
    <style:style style:name="T2" style:family="text">
      <style:text-properties style:font-name="Nimbus Mono P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se à jour complète en 3 étapes</text:p>
      <text:p text:style-name="Standard"/>
      <text:p text:style-name="P3"># 1. Met à jour la liste des paquets disponibles</text:p>
      <text:p text:style-name="P4">sudo apt update</text:p>
      <text:p text:style-name="Standard"/>
      <text:p text:style-name="P3"># 2. Installe les mises à jour disponibles (sécurisé, sans suppression)</text:p>
      <text:p text:style-name="P4">sudo apt upgrade -y</text:p>
      <text:p text:style-name="Standard"/>
      <text:p text:style-name="P3"># 3. Met à jour complètement (si certaines MAJ nécessitent des changements de dépendances)</text:p>
      <text:p text:style-name="P4">sudo apt full-upgrade -y</text:p>
      <text:p text:style-name="Standard"/>
      <text:p text:style-name="P2">Nettoyage après mise à jour</text:p>
      <text:p text:style-name="Standard"/>
      <text:p text:style-name="P3"># Supprime les paquets devenus inutiles</text:p>
      <text:p text:style-name="P4">sudo apt autoremove -y</text:p>
      <text:p text:style-name="Standard"/>
      <text:p text:style-name="P3"># Nettoie le cache des paquets téléchargés</text:p>
      <text:p text:style-name="P4">sudo apt clean</text:p>
      <text:p text:style-name="Standard"/>
      <text:h text:style-name="P1" text:outline-level="3">Résumé</text:h>
      <text:list text:style-name="L1">
        <text:list-item>
          <text:p text:style-name="P5"><text:span text:style-name="Source_20_Text"><text:span text:style-name="T2">update</text:span></text:span><text:span text:style-name="T1"> → rafraîchit la liste des mises à jour disponibles.</text:span></text:p>
        </text:list-item>
        <text:list-item>
          <text:p text:style-name="P5"><text:span text:style-name="Source_20_Text"><text:span text:style-name="T2">upgrade</text:span></text:span><text:span text:style-name="T1"> → met à jour les paquets sans rien supprimer.</text:span></text:p>
        </text:list-item>
        <text:list-item>
          <text:p text:style-name="P5"><text:span text:style-name="Source_20_Text"><text:span text:style-name="T1">f</text:span></text:span><text:span text:style-name="Source_20_Text"><text:span text:style-name="T2">ull-upgrade</text:span></text:span><text:span text:style-name="T1"> → met à jour même si ça demande d’ajouter/enlever des paquets.</text:span></text:p>
        </text:list-item>
        <text:list-item>
          <text:p text:style-name="P5"><text:span text:style-name="Source_20_Text"><text:span text:style-name="T2">autoremove</text:span></text:span><text:span text:style-name="T1"> → supprime les dépendances inutiles.</text:span></text:p>
        </text:list-item>
        <text:list-item>
          <text:p text:style-name="P5"><text:span text:style-name="Source_20_Text"><text:span text:style-name="T2">clean</text:span></text:span><text:span text:style-name="T1"> → libère de la place en supprimant les fichiers temporaires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14:54:38.589453061</meta:creation-date>
    <meta:generator>LibreOffice/24.2.7.2$Linux_X86_64 LibreOffice_project/420$Build-2</meta:generator>
    <dc:date>2025-08-23T15:05:18.091966345</dc:date>
    <meta:editing-duration>PT10M39S</meta:editing-duration>
    <meta:editing-cycles>3</meta:editing-cycles>
    <meta:document-statistic meta:table-count="0" meta:image-count="0" meta:object-count="0" meta:page-count="1" meta:paragraph-count="18" meta:word-count="133" meta:character-count="753" meta:non-whitespace-character-count="643"/>
  </office:meta>
</office:document-meta>
</file>